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0f2367"/>
    </style:style>
    <style:style style:name="P4" style:family="paragraph" style:parent-style-name="Text_20_body">
      <style:text-properties style:font-name="SF Pro Display" fo:language="it" fo:country="IT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31400a" officeooo:paragraph-rsid="0031400a" style:font-weight-asian="normal" style:font-weight-complex="normal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Heading_20_1">
      <style:text-properties style:font-name="SF Pro Display" officeooo:rsid="003a4620" officeooo:paragraph-rsid="003a462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style:font-name="SF Pro Display" fo:language="it" fo:country="IT"/>
    </style:style>
    <style:style style:name="P12" style:family="paragraph" style:parent-style-name="Heading_20_2">
      <style:text-properties style:font-name="SF Pro Display" fo:language="it" fo:country="IT" officeooo:paragraph-rsid="000f2367"/>
    </style:style>
    <style:style style:name="P13" style:family="paragraph" style:parent-style-name="Heading_20_2">
      <style:text-properties style:font-name="SF Pro Display" fo:language="it" fo:country="IT" officeooo:rsid="003a4620" officeooo:paragraph-rsid="000f2367"/>
    </style:style>
    <style:style style:name="P14" style:family="paragraph" style:parent-style-name="Heading_20_2">
      <style:text-properties style:font-name="SF Pro Display" fo:language="it" fo:country="IT" officeooo:paragraph-rsid="003a4620"/>
    </style:style>
    <style:style style:name="P15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16" style:family="paragraph" style:parent-style-name="Text_20_body" style:list-style-name="L1">
      <style:text-properties officeooo:paragraph-rsid="001c1472"/>
    </style:style>
    <style:style style:name="P17" style:family="paragraph" style:parent-style-name="Text_20_body" style:list-style-name="L1">
      <style:text-properties officeooo:paragraph-rsid="003a4620"/>
    </style:style>
    <style:style style:name="P18" style:family="paragraph" style:parent-style-name="Text_20_body" style:list-style-name="L1">
      <style:text-properties style:font-name="SF Pro Display" officeooo:paragraph-rsid="001de139"/>
    </style:style>
    <style:style style:name="P19" style:family="paragraph" style:parent-style-name="Text_20_body" style:list-style-name="L1">
      <style:text-properties style:font-name="SF Pro Display" officeooo:paragraph-rsid="001edc52"/>
    </style:style>
    <style:style style:name="P20" style:family="paragraph" style:parent-style-name="Text_20_body" style:list-style-name="L1">
      <style:text-properties style:font-name="SF Pro Display" officeooo:paragraph-rsid="003a4620"/>
    </style:style>
    <style:style style:name="P21" style:family="paragraph" style:parent-style-name="Text_20_body">
      <style:text-properties style:font-name="SF Pro Display" fo:language="it" fo:country="IT"/>
    </style:style>
    <style:style style:name="P22" style:family="paragraph" style:parent-style-name="Text_20_body" style:list-style-name="L1">
      <style:text-properties style:font-name="SF Pro Display" fo:language="it" fo:country="IT" fo:font-style="normal" fo:font-weight="normal" officeooo:rsid="001edc52" officeooo:paragraph-rsid="001edc52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text-properties style:font-name="SF Pro Display" fo:language="it" fo:country="IT" fo:font-style="normal" fo:font-weight="bold" officeooo:rsid="001edc52" officeooo:paragraph-rsid="001edc52" style:font-style-asian="normal" style:font-weight-asian="bold" style:font-style-complex="normal" style:font-weight-complex="bold"/>
    </style:style>
    <style:style style:name="P25" style:family="paragraph" style:parent-style-name="Text_20_body" style:list-style-name="L1">
      <style:text-properties style:font-name="SF Pro Display" fo:language="it" fo:country="IT" fo:font-style="normal" fo:font-weight="bold" officeooo:rsid="001edc52" officeooo:paragraph-rsid="003a4620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style:font-name="SF Pro Display" fo:language="it" fo:country="IT" officeooo:paragraph-rsid="000f2367"/>
    </style:style>
    <style:style style:name="P27" style:family="paragraph" style:parent-style-name="Text_20_body">
      <style:paragraph-properties fo:text-align="center" style:justify-single-word="false"/>
      <style:text-properties fo:language="it" fo:country="IT"/>
    </style:style>
    <style:style style:name="P28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32" style:family="paragraph" style:parent-style-name="Text_20_body">
      <style:text-properties officeooo:paragraph-rsid="003a4620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3a4620"/>
    </style:style>
    <style:style style:name="P34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35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style="normal" fo:font-weight="bold" officeooo:rsid="0016c252" style:font-style-asian="normal" style:font-weight-asian="bold" style:font-style-complex="normal" style:font-weight-complex="bold"/>
    </style:style>
    <style:style style:name="T5" style:family="text">
      <style:text-properties fo:language="it" fo:country="IT" fo:font-style="normal" fo:font-weight="bold" officeooo:rsid="001edc52" style:font-style-asian="normal" style:font-weight-asian="bold" style:font-style-complex="normal" style:font-weight-complex="bold"/>
    </style:style>
    <style:style style:name="T6" style:family="text">
      <style:text-properties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7" style:family="text">
      <style:text-properties fo:language="it" fo:country="IT" fo:font-style="normal" fo:font-weight="normal" officeooo:rsid="0018973c" style:font-style-asian="normal" style:font-weight-asian="normal" style:font-style-complex="normal" style:font-weight-complex="normal"/>
    </style:style>
    <style:style style:name="T8" style:family="text">
      <style:text-properties fo:language="it" fo:country="IT" fo:font-style="normal" fo:font-weight="normal" officeooo:rsid="001de139" style:font-style-asian="normal" style:font-weight-asian="normal" style:font-style-complex="normal" style:font-weight-complex="normal"/>
    </style:style>
    <style:style style:name="T9" style:family="text">
      <style:text-properties fo:language="it" fo:country="IT" fo:font-style="normal" fo:font-weight="normal" officeooo:rsid="001edc52" style:font-style-asian="normal" style:font-weight-asian="normal" style:font-style-complex="normal" style:font-weight-complex="normal"/>
    </style:style>
    <style:style style:name="T10" style:family="text">
      <style:text-properties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11" style:family="text">
      <style:text-properties fo:language="it" fo:country="IT" fo:font-weight="normal" officeooo:rsid="002ebfff" style:font-weight-asian="normal" style:font-weight-complex="normal"/>
    </style:style>
    <style:style style:name="T12" style:family="text">
      <style:text-properties fo:language="it" fo:country="IT" fo:font-weight="normal" officeooo:rsid="003be34f" style:font-weight-asian="normal" style:font-weight-complex="normal"/>
    </style:style>
    <style:style style:name="T13" style:family="text">
      <style:text-properties fo:language="it" fo:country="IT" officeooo:rsid="00390c43"/>
    </style:style>
    <style:style style:name="T14" style:family="text">
      <style:text-properties fo:language="it" fo:country="IT" officeooo:rsid="0031931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1400a" style:font-name-asian="Noto Sans CJK SC" style:font-weight-asian="normal" style:font-name-complex="Lohit Devanagari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1400a" style:font-name-asian="Noto Sans CJK SC" style:font-style-asian="italic" style:font-weight-asian="normal" style:font-name-complex="Lohit Devanagari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2pt" fo:language="it" fo:country="I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22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23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24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25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26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27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28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29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30" style:family="text">
      <style:text-properties style:font-name="SF Pro Display" fo:language="it" fo:country="IT" officeooo:rsid="003a4620"/>
    </style:style>
    <style:style style:name="T31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80" style:font-name="Times New Roman" fo:font-size="14pt" fo:language="it" fo:country="IT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37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8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9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40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41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4" style:family="text">
      <style:text-properties officeooo:rsid="0031400a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fo:font-size="14pt" fo:language="it" fo:country="I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Times New Roman" fo:font-size="14pt" fo:language="it" fo:country="IT" fo:font-style="italic" style:text-underline-style="none" style:font-size-asian="14pt" style:font-style-asian="italic" style:font-size-complex="14pt" style:font-style-complex="italic"/>
    </style:style>
    <style:style style:name="T48" style:family="text">
      <style:text-properties officeooo:rsid="00390c43"/>
    </style:style>
    <style:style style:name="T49" style:family="text">
      <style:text-properties style:font-name="SF Pro Display"/>
    </style:style>
    <style:style style:name="T50" style:family="text">
      <style:text-properties style:font-name="SF Pro Display" officeooo:rsid="003a46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-start text:name="__RefHeading___Toc431_2252938442"/>Erboristeria Alchimia<text:bookmark-end text:name="__RefHeading___Toc431_2252938442"/></text:p>
      <text:p text:style-name="P34"><text:bookmark-start text:name="__RefHeading___Toc433_2252938442"/>Erboristeria Alchimia<text:bookmark-end text:name="__RefHeading___Toc433_2252938442"/></text:p>
      <text:p text:style-name="P15"><text:bookmark-start text:name="__RefHeading___Toc435_2252938442"/>Progetto del corso di Tecnologie Web<text:bookmark-end text:name="__RefHeading___Toc435_2252938442"/></text:p>
      <text:p text:style-name="P27"><text:span text:style-name="T2">A.A. </text:span><text:span text:style-name="T1">2019/2020</text:span></text:p>
      <text:p text:style-name="P15"><text:bookmark-start text:name="__RefHeading___Toc437_2252938442"/>Riferimenti progetto<text:bookmark-end text:name="__RefHeading___Toc437_2252938442"/></text:p>
      <text:p text:style-name="P30"><text:bookmark-start text:name="__RefHeading___Toc439_2252938442"/>Indirizzo sito web:<text:bookmark-end text:name="__RefHeading___Toc439_2252938442"/></text:p>
      <text:p text:style-name="P29"><text:a xlink:type="simple" xlink:href="http://tecweb1920.studenti.math.unipd.it/qualcosa" text:style-name="Internet_20_link" text:visited-style-name="Visited_20_Internet_20_Link"><text:span text:style-name="T47">http://tecweb1920.studenti.math.unipd.it/qualcosa</text:span></text:a></text:p>
      <text:p text:style-name="P30"><text:bookmark-start text:name="__RefHeading___Toc441_2252938442"/>Repository GitHub:<text:bookmark-end text:name="__RefHeading___Toc441_2252938442"/></text:p>
      <text:p text:style-name="P29"><text:a xlink:type="simple" xlink:href="http://github.com/dkokollari/Erboristeria-Alchimia" text:style-name="Internet_20_link" text:visited-style-name="Visited_20_Internet_20_Link"><text:span text:style-name="T46">http://</text:span></text:a><text:a xlink:type="simple" xlink:href="http://github.com/dkokollari/Erboristeria-Alchimia" text:style-name="Internet_20_link" text:visited-style-name="Visited_20_Internet_20_Link"><text:span text:style-name="T36">github.com/dkokollari/Erboristeria-Alchimia</text:span></text:a></text:p>
      <text:p text:style-name="P30"><text:bookmark-start text:name="__RefHeading___Toc443_2252938442"/>Informazioni sul gruppo<text:bookmark-end text:name="__RefHeading___Toc443_2252938442"/></text:p>
      <text:p text:style-name="P31"><text:span text:style-name="T37">Andrea Dorigo</text:span><text:span text:style-name="T41"> -</text:span><text:span text:style-name="T42"> 1170610<text:line-break/></text:span><text:span text:style-name="T37">Dardan Kokollari </text:span><text:span text:style-name="T42">- 1170569<text:line-break/></text:span><text:span text:style-name="T37">Fouad Mouad -</text:span><text:span text:style-name="T42"> 1170480<text:line-break/></text:span><text:span text:style-name="T37">Marcel Wandji</text:span><text:span text:style-name="T41"> -</text:span><text:span text:style-name="T42">1171044</text:span></text:p>
      <text:p text:style-name="P31"/>
      <text:p text:style-name="P30"><text:bookmark-start text:name="__RefHeading___Toc445_2252938442"/>Referente<text:bookmark-end text:name="__RefHeading___Toc445_2252938442"/></text:p>
      <text:p text:style-name="P31"><text:span text:style-name="T44">Dorigo Andrea - </text:span>andrea.dorigo.3@studenti.unipd.it</text:p>
      <text:p text:style-name="P30"><text:bookmark-start text:name="__RefHeading___Toc447_2252938442"/>Utente<text:bookmark-end text:name="__RefHeading___Toc447_2252938442"/></text:p>
      <text:p text:style-name="P31"><text:span text:style-name="T18">Admin:</text:span><text:span text:style-name="T16"> admin@admin.it</text:span></text:p>
      <text:p text:style-name="P31"><text:span text:style-name="T43">User:</text:span><text:span text:style-name="T38"> </text:span><text:span text:style-name="T39">user</text:span><text:span text:style-name="T40">@</text:span><text:span text:style-name="T39">user</text:span><text:span text:style-name="T40">.it</text:span></text:p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6"><text:a xlink:type="simple" xlink:href="#__RefHeading___Toc720_3886711116" text:style-name="Index_20_Link" text:visited-style-name="Index_20_Link">1. Introduzione<text:tab/>3</text:a></text:p>
          <text:p text:style-name="P6"><text:a xlink:type="simple" xlink:href="#__RefHeading___Toc828_3886711116" text:style-name="Index_20_Link" text:visited-style-name="Index_20_Link">2. Analisi<text:tab/>3</text:a></text:p>
          <text:p text:style-name="P6"><text:a xlink:type="simple" xlink:href="#__RefHeading___Toc830_3886711116" text:style-name="Index_20_Link" text:visited-style-name="Index_20_Link">3. Progettazione<text:tab/>3</text:a></text:p>
          <text:p text:style-name="P7"><text:a xlink:type="simple" xlink:href="#__RefHeading___Toc832_3886711116" text:style-name="Index_20_Link" text:visited-style-name="Index_20_Link">3.1 Obiettivi<text:tab/>3</text:a></text:p>
          <text:p text:style-name="P7"><text:a xlink:type="simple" xlink:href="#__RefHeading___Toc451_2252938442" text:style-name="Index_20_Link" text:visited-style-name="Index_20_Link">3.2 Design del sito (non fare)<text:tab/>4</text:a></text:p>
          <text:p text:style-name="P7"><text:a xlink:type="simple" xlink:href="#__RefHeading___Toc453_2252938442" text:style-name="Index_20_Link" text:visited-style-name="Index_20_Link">3.3 Database<text:tab/>4</text:a></text:p>
          <text:p text:style-name="P6"><text:a xlink:type="simple" xlink:href="#__RefHeading___Toc834_3886711116" text:style-name="Index_20_Link" text:visited-style-name="Index_20_Link">4. Presentazione<text:tab/>4</text:a></text:p>
          <text:p text:style-name="P6"><text:a xlink:type="simple" xlink:href="#__RefHeading___Toc836_3886711116" text:style-name="Index_20_Link" text:visited-style-name="Index_20_Link">5. Implementazione<text:tab/>4</text:a></text:p>
          <text:p text:style-name="P6"><text:a xlink:type="simple" xlink:href="#__RefHeading___Toc838_3886711116" text:style-name="Index_20_Link" text:visited-style-name="Index_20_Link">6. Validazione<text:tab/>4</text:a></text:p>
          <text:p text:style-name="P6"><text:a xlink:type="simple" xlink:href="#__RefHeading___Toc840_3886711116" text:style-name="Index_20_Link" text:visited-style-name="Index_20_Link">7. Fase di Test e Strumenti<text:tab/>4</text:a></text:p>
          <text:p text:style-name="P6"><text:a xlink:type="simple" xlink:href="#__RefHeading___Toc842_3886711116" text:style-name="Index_20_Link" text:visited-style-name="Index_20_Link">8. Suddivisione del lavoro<text:tab/>4</text:a></text:p>
        </text:index-body>
      </text:table-of-content>
      <text:p text:style-name="P5"/>
      <text:h text:style-name="P12" text:outline-level="2"/>
      <text:h text:style-name="P12" text:outline-level="2"/>
      <text:h text:style-name="P12" text:outline-level="2"/>
      <text:p text:style-name="P26"/>
      <text:p text:style-name="P26"/>
      <text:p text:style-name="P26"/>
      <text:p text:style-name="P26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3" text:outline-level="2"/>
      <text:h text:style-name="P10" text:outline-level="1"><text:bookmark-start text:name="__RefHeading___Toc720_3886711116"/><text:span text:style-name="T49">1.<text:tab/>Introduzione</text:span><text:bookmark-end text:name="__RefHeading___Toc720_3886711116"/></text:h>
      <text:h text:style-name="P9" text:outline-level="1"><text:bookmark-start text:name="__RefHeading___Toc828_3886711116"/>2.<text:tab/>Analisi<text:bookmark-end text:name="__RefHeading___Toc828_3886711116"/></text:h>
      <text:h text:style-name="P9" text:outline-level="1"><text:bookmark-start text:name="__RefHeading___Toc830_3886711116"/>3.<text:tab/>Progettazione<text:bookmark-end text:name="__RefHeading___Toc830_3886711116"/></text:h>
      <text:h text:style-name="P14" text:outline-level="2"><text:bookmark-start text:name="__RefHeading___Toc832_3886711116"/>3.1<text:tab/>Obiettivi<text:bookmark-end text:name="__RefHeading___Toc832_3886711116"/></text:h>
      <text:p text:style-name="P33"><text:span text:style-name="T15">Il progetto </text:span><text:span text:style-name="T17">Erboristeria Alchimia</text:span><text:span text:style-name="T19"> rispetta le specifiche tecniche richieste, in particolare:</text:span></text:p>
      <text:list xml:id="list3816481857" text:style-name="L1">
        <text:list-item>
          <text:p text:style-name="P17"><text:span text:style-name="T21">Separazione tra contenuto, presentazione e comportamento:</text:span><text:span text:style-name="T22"> l’iterazione tra le parti avviene tramite placeholder </text:span><text:span text:style-name="T23">e</text:span><text:span text:style-name="T22"> riferimenti. <text:line-break/>I</text:span><text:span text:style-name="T24">l contenuto è stato progettato seguendo lo standar</text:span><text:span text:style-name="T31">d XHTML 1.0 Strict</text:span><text:span text:style-name="T35">,</text:span><text:span text:style-name="T31"> la presentazione in </text:span><text:span text:style-name="T32">CSS3</text:span><text:span text:style-name="T31"> e il comportamento è dinamicamente gestito con </text:span><text:span text:style-name="T32">PHP 5.6</text:span><text:span text:style-name="T31"> e </text:span><text:span text:style-name="T32">JavaScript</text:span><text:span text:style-name="T31">.<text:line-break/></text:span><text:span text:style-name="T33">Non</text:span><text:span text:style-name="T31"> è stato scelto lo standard più moderno </text:span><text:span text:style-name="T32">HTML5</text:span><text:span text:style-name="T31"> p</text:span><text:span text:style-name="T34">erché</text:span><text:span text:style-name="T31"> non </text:span><text:span text:style-name="T34">totalmente </text:span><text:span text:style-name="T31">compatibil</text:span><text:span text:style-name="T34">e. </text:span><text:span text:style-name="T24">Tuttavia, </text:span><text:span text:style-name="T25">si è dovuto fare un eccezione </text:span><text:span text:style-name="T26">con la </text:span><text:span text:style-name="T25">pagina di registrazione </text:span><text:span text:style-name="T27">per garantire un’esperienza migliore all’utente. </text:span><text:span text:style-name="T25">Si è comunque tenuto un occhio di riguardo ai browser meno recenti, aggiungendo uno script</text:span><text:span text:style-name="Source_20_Text"><text:span text:style-name="T34"> </text:span></text:span><text:span text:style-name="T25">che permette </text:span><text:span text:style-name="T22">di degradare elegantemente</text:span><text:span text:style-name="T25">.<text:line-break/>La compatibilità, quindi, rimane estesa a</text:span><text:span text:style-name="T28">nche a</text:span><text:span text:style-name="T29">d</text:span><text:span text:style-name="T25"> I</text:span><text:span text:style-name="T28">nternet </text:span><text:span text:style-name="T25">E</text:span><text:span text:style-name="T28">xployer</text:span><text:span text:style-name="T25">, Firefox, Safari. Maggiori informazioni sulla repository </text:span><text:a xlink:type="simple" xlink:href="https://github.com/jcgertig/date-input-polyfill" text:style-name="Internet_20_link" text:visited-style-name="Visited_20_Internet_20_Link">jcgertig/date-input-polyfill</text:a><text:span text:style-name="T25">.</text:span></text:p>
        </text:list-item>
        <text:list-item>
          <text:p text:style-name="P20"><text:span text:style-name="T4">Accessibilità:</text:span><text:span text:style-name="T6"> </text:span><text:span text:style-name="T7">il sito deve essere disponibile a tutte le categorie di utenti.<text:line-break/>La navigazione, infatti, è ideata per rendere i propri contenuti facilmente reperibili da qualsiasi utente. </text:span><text:span text:style-name="T8">Le implementazioni da menzionare a questo scopo sono:</text:span></text:p>
          <text:list>
            <text:list-item>
              <text:list>
                <text:list-item>
                  <text:p text:style-name="P20"><text:span text:style-name="T8">attributo </text:span><text:span text:style-name="T20">alt</text:span><text:span text:style-name="T8"> nelle immagini, che descrive testualmente l’immagine </text:span><text:span text:style-name="T10">rappresentata</text:span><text:span text:style-name="T8">. </text:span><text:span text:style-name="T10">In caso in cui l’immagine non venga caricata</text:span></text:p>
                </text:list-item>
                <text:list-item>
                  <text:p text:style-name="P23">Link torna su,</text:p>
                </text:list-item>
                <text:list-item>
                  <text:p text:style-name="P23">buon contrasto dei colori</text:p>
                </text:list-item>
              </text:list>
            </text:list-item>
          </text:list>
        </text:list-item>
        <text:list-item>
          <text:p text:style-name="P25">Usabilità:</text:p>
        </text:list-item>
        <text:list-item>
          <text:p text:style-name="P25">Punti di rottura del layout:</text:p>
        </text:list-item>
        <text:list-item>
          <text:p text:style-name="P20"><text:span text:style-name="T5">Comprensibilità delle informazioni:</text:span><text:span text:style-name="T9"> </text:span><text:span text:style-name="T8"><text:line-break/><text:tab/><text:tab/></text:span></text:p>
        </text:list-item>
      </text:list>
      <text:h text:style-name="P14" text:outline-level="2"><text:bookmark-start text:name="__RefHeading___Toc451_2252938442"/><text:soft-page-break/>3.2<text:tab/>Design del sito (non fare)<text:bookmark-end text:name="__RefHeading___Toc451_2252938442"/></text:h>
      <text:h text:style-name="P14" text:outline-level="2"><text:bookmark-start text:name="__RefHeading___Toc453_2252938442"/><text:span text:style-name="T50">3.3<text:tab/>Database</text:span><text:bookmark-end text:name="__RefHeading___Toc453_2252938442"/></text:h>
      <text:h text:style-name="P9" text:outline-level="1"><text:bookmark-start text:name="__RefHeading___Toc834_3886711116"/>4.<text:tab/>Presentazione<text:bookmark-end text:name="__RefHeading___Toc834_3886711116"/></text:h>
      <text:h text:style-name="P9" text:outline-level="1"><text:bookmark-start text:name="__RefHeading___Toc836_3886711116"/>5.<text:tab/>Implementazione<text:bookmark-end text:name="__RefHeading___Toc836_3886711116"/></text:h>
      <text:h text:style-name="P9" text:outline-level="1"><text:bookmark-start text:name="__RefHeading___Toc838_3886711116"/>6.<text:tab/>Validazione<text:bookmark-end text:name="__RefHeading___Toc838_3886711116"/></text:h>
      <text:h text:style-name="P9" text:outline-level="1"><text:bookmark-start text:name="__RefHeading___Toc840_3886711116"/>7.<text:tab/>Fase di Test e Strumenti<text:bookmark-end text:name="__RefHeading___Toc840_3886711116"/></text:h>
      <text:h text:style-name="P9" text:outline-level="1"><text:bookmark-start text:name="__RefHeading___Toc842_3886711116"/>8.<text:tab/>Suddivisione del lavoro<text:bookmark-end text:name="__RefHeading___Toc842_3886711116"/></text:h>
      <text:p text:style-name="P32"><text:span text:style-name="T30"/></text:p>
      <text:h text:style-name="P12" text:outline-level="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loext:header-first>
        <text:p text:style-name="MP2"/>
      </loext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5T16:17:31.686878460</dc:date>
    <meta:editing-duration>PT3H23M3S</meta:editing-duration>
    <meta:editing-cycles>15</meta:editing-cycles>
    <meta:generator>LibreOffice/6.4.3.2$Linux_X86_64 LibreOffice_project/40$Build-2</meta:generator>
    <meta:document-statistic meta:table-count="0" meta:image-count="0" meta:object-count="0" meta:page-count="4" meta:paragraph-count="50" meta:word-count="327" meta:character-count="2321" meta:non-whitespace-character-count="2044"/>
  </office:meta>
</office:document-meta>
</file>